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a00" officeooo:paragraph-rsid="000c7a00"/>
    </style:style>
    <style:style style:name="P2" style:family="paragraph" style:parent-style-name="Standard">
      <style:text-properties fo:font-weight="bold" officeooo:rsid="000c7a00" officeooo:paragraph-rsid="000c7a00" style:font-weight-asian="bold" style:font-weight-complex="bold"/>
    </style:style>
    <style:style style:name="P3" style:family="paragraph" style:parent-style-name="Standard">
      <style:text-properties fo:color="#800000" fo:font-weight="bold" officeooo:rsid="000c7a00" officeooo:paragraph-rsid="000c7a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使用git reset --hard 命令后，怎么再恢复你的数据</text:p>
      <text:p text:style-name="P1">2017年03月15日 23:39:41 007与狼共舞 阅读数 2660</text:p>
      <text:p text:style-name="P1"><text:s/>版权声明：本文为博主原创文章，未经博主允许不得转载。 https://blog.csdn.net/manjianchao/article/details/62273189</text:p>
      <text:p text:style-name="P1">在工作中使用git 作为版本控制工具，刚才使用的时候，感觉很难用，慢慢的使用时间长了，感觉真ＴＭ强大。下面就记录一下使用过程中遇到的一个坑（当然当时掉进去了，经过学习，爬出来了）＝＝当有新的需求时候，需要在本地进行修改代码，然后提交，等修改以后，发现自己当前所在的分支不是干净的（先前提过代码，而且提交的代码还没入库，如果在这个基础上再进行代码的提交的话，就会在代码入库的时候产生依赖，必须按照提交的顺序进行Ｍｅｒｇｅ，否则不能成功Merge。当然如果确实需要依赖的这也是一个好处！）。我就想到了撤销刚才的提交</text:p>
      <text:p text:style-name="P1"/>
      <text:p text:style-name="P2">git reset --hard HEAD~1</text:p>
      <text:p text:style-name="P1"/>
      <text:p text:style-name="P1">ok ,然后使用git status 查看，刚才修改的文件。我去～～～修改了半天的代码，不见了。原来上面这个命令不仅将上一个提交完全清除，也会把本地的文件修改一并清除，这下完了，大半天白忙活了～</text:p>
      <text:p text:style-name="P1">sign~我想，要不就网上看看吧，看看有什么恢复方法，果然。强大的git 工具不会那么不智能的。git 会对所有的操作（提交和撤销）都有记录。那么就可以查看操作记录，进行状态回滚，找回之前的数据。</text:p>
      <text:p text:style-name="P1"/>
      <text:p text:style-name="P2">git reflog </text:p>
      <text:p text:style-name="P1"/>
      <text:p text:style-name="P1">能够看出操作记录</text:p>
      <text:p text:style-name="P1">Example:</text:p>
      <text:p text:style-name="P1"/>
      <text:p text:style-name="P1">manjianchao@Fujing:~/Desktop$ <text:span text:style-name="T1">mkdir test01 <text:s text:c="3"/></text:span></text:p>
      <text:p text:style-name="P1">manjianchao@Fujing:~/Desktop$ <text:span text:style-name="T1">cd test01</text:span>/</text:p>
      <text:p text:style-name="P1"/>
      <text:p text:style-name="P1">manjianchao@Fujing:~/Desktop/test01$ <text:span text:style-name="T1">git init</text:span>　　　＃初始化仓库</text:p>
      <text:p text:style-name="P1">Initialized empty Git repository in /home/manjianchao/Desktop/test01/.git/</text:p>
      <text:p text:style-name="P1">manjianchao@Fujing:~/Desktop/test01$ t<text:span text:style-name="T1">ouch 1.txt　</text:span>　　＃新建一个文件</text:p>
      <text:p text:style-name="P1">manjianchao@Fujing:~/Desktop/test01$ <text:span text:style-name="T1">echo aaa &gt;&gt; 1.txt　</text:span>　＃写入一些数据</text:p>
      <text:p text:style-name="P1">manjianchao@Fujing:~/Desktop/test01$ <text:span text:style-name="T1">git add 1.txx</text:span>　　＃将文件暂存</text:p>
      <text:p text:style-name="P1">manjianchao@Fujing:~/Desktop/test01$ <text:span text:style-name="T1">git commit -m　"First commit"　　</text:span>　　＃文件提交到本地版本库</text:p>
      <text:p text:style-name="P1"/>
      <text:p text:style-name="P1">manjianchao@Fujing:~/Desktop/test01$ <text:span text:style-name="T1">echo bbb &gt;&gt; 1.txt　</text:span>　　　＃对文件再次进行修改</text:p>
      <text:p text:style-name="P1">manjianchao@Fujing:~/Desktop/test01$ <text:span text:style-name="T1">git status　</text:span>　　　</text:p>
      <text:p text:style-name="P1">On branch master</text:p>
      <text:p text:style-name="P1">Changes not staged for commit:</text:p>
      <text:p text:style-name="P1"><text:s text:c="2"/>(use "git add &lt;file&gt;..." to update what will be committed)</text:p>
      <text:p text:style-name="P1"><text:s text:c="2"/>(use "git checkout -- &lt;file&gt;..." to discard changes in working directory)</text:p>
      <text:p text:style-name="P1"/>
      <text:p text:style-name="P1"><text:s text:c="4"/>modified: <text:s text:c="2"/>1.txt</text:p>
      <text:p text:style-name="P1"/>
      <text:p text:style-name="P1">no changes added to commit (use "git add" and/or "git commit -a")</text:p>
      <text:p text:style-name="P1">manjianchao@Fujing:~/Desktop/test01$ <text:span text:style-name="T1">git add 1.txt</text:span></text:p>
      <text:p text:style-name="P1">manjianchao@Fujing:~/Desktop/test01$ <text:span text:style-name="T1">git commit -m "Second commit"</text:span></text:p>
      <text:p text:style-name="P1">manjianchao@Fujing:~/Desktop/test01$ <text:span text:style-name="T1">git log　　　　＃查看提交记录</text:span></text:p>
      <text:p text:style-name="P1">commit cda04b3e5895b266df5568c2866517f722681154</text:p>
      <text:p text:style-name="P1">Author: Manjc &lt;manjiancao@163.com&gt;</text:p>
      <text:p text:style-name="P1"><text:soft-page-break/>Date: <text:s text:c="2"/>Wed Mar 15 23:30:16 2017 +0800</text:p>
      <text:p text:style-name="P1"/>
      <text:p text:style-name="P1"><text:s text:c="4"/>Second commit</text:p>
      <text:p text:style-name="P1"/>
      <text:p text:style-name="P1">commit 2514d8977ed46fc2478d292f4ae134de2ab85f4c</text:p>
      <text:p text:style-name="P1">Author: Manjc &lt;manjiancao@163.com&gt;</text:p>
      <text:p text:style-name="P1">Date: <text:s text:c="2"/>Wed Mar 15 23:29:27 2017 +0800</text:p>
      <text:p text:style-name="P1"/>
      <text:p text:style-name="P1"><text:s text:c="4"/>First commit</text:p>
      <text:p text:style-name="P1">manjianchao@Fujing:~/Desktop/test01$ git reset --hard HEAD~1</text:p>
      <text:p text:style-name="P1">HEAD is now at 2514d89 First commit</text:p>
      <text:p text:style-name="P1">manjianchao@Fujing:~/Desktop/test01$ git log </text:p>
      <text:p text:style-name="P1">commit 2514d8977ed46fc2478d292f4ae134de2ab85f4c</text:p>
      <text:p text:style-name="P1">Author: Manjc &lt;manjiancao@163.com&gt;</text:p>
      <text:p text:style-name="P1">Date: <text:s text:c="2"/>Wed Mar 15 23:29:27 2017 +0800</text:p>
      <text:p text:style-name="P1"/>
      <text:p text:style-name="P1"><text:s text:c="4"/>First commit</text:p>
      <text:p text:style-name="P1"><text:s text:c="4"/>manjianchao@Fujing:~/Desktop/test01$ <text:span text:style-name="T1">cat 1.txt </text:span></text:p>
      <text:p text:style-name="P1">aaa</text:p>
      <text:p text:style-name="P1"/>
      <text:p text:style-name="P1">manjianchao@Fujing:~/Desktop/test01$ <text:span text:style-name="T3">git reflog </text:span></text:p>
      <text:p text:style-name="P1">2514d89 HEAD@{0}: reset: moving to HEAD~1</text:p>
      <text:p text:style-name="P1">cda04b3 HEAD@{1}: commit: Second commit</text:p>
      <text:p text:style-name="P1">2514d89 HEAD@{2}: commit (initial): First commit</text:p>
      <text:p text:style-name="P1">manjianchao@Fujing:~/Desktop/test01$ <text:span text:style-name="T3">git reset --hard cda04b3</text:span></text:p>
      <text:p text:style-name="P1">HEAD is now at cda04b3 Second commit</text:p>
      <text:p text:style-name="P1">manjianchao@Fujing:~/Desktop/test01$ <text:span text:style-name="T2">git log </text:span></text:p>
      <text:p text:style-name="P1">commit cda04b3e5895b266df5568c2866517f722681154</text:p>
      <text:p text:style-name="P1">Author: Manjc &lt;manjiancao@163.com&gt;</text:p>
      <text:p text:style-name="P1">Date: <text:s text:c="2"/>Wed Mar 15 23:30:16 2017 +0800</text:p>
      <text:p text:style-name="P1"/>
      <text:p text:style-name="P1"><text:s text:c="4"/>Second commit</text:p>
      <text:p text:style-name="P1"/>
      <text:p text:style-name="P1">commit 2514d8977ed46fc2478d292f4ae134de2ab85f4c</text:p>
      <text:p text:style-name="P1">Author: Manjc &lt;manjiancao@163.com&gt;</text:p>
      <text:p text:style-name="P1">Date: <text:s text:c="2"/>Wed Mar 15 23:29:27 2017 +0800</text:p>
      <text:p text:style-name="P1"/>
      <text:p text:style-name="P1"><text:s text:c="4"/>First commit</text:p>
      <text:p text:style-name="P1"><text:s text:c="4"/>manjianchao@Fujing:~/Desktop/test01$ <text:span text:style-name="T2">cat 1.txt </text:span></text:p>
      <text:p text:style-name="P1">aaa</text:p>
      <text:p text:style-name="P1">bbb</text:p>
      <text:p text:style-name="P1"/>
      <text:p text:style-name="P1">确实恢复了数据，真强大，学好git，真是不用担心数据丢失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4:03:13.101597565</meta:creation-date>
    <dc:date>2019-08-12T14:05:46.008621462</dc:date>
    <meta:editing-duration>PT2M33S</meta:editing-duration>
    <meta:editing-cycles>1</meta:editing-cycles>
    <meta:document-statistic meta:table-count="0" meta:image-count="0" meta:object-count="0" meta:page-count="2" meta:paragraph-count="65" meta:word-count="810" meta:character-count="2961" meta:non-whitespace-character-count="2686"/>
    <meta:generator>LibreOffice/5.1.6.2$Linux_X86_64 LibreOffice_project/10m0$Build-2</meta:generator>
  </office:meta>
</office:document-meta>
</file>